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77e7f" officeooo:paragraph-rsid="00277e7f"/>
    </style:style>
    <style:style style:name="P2" style:family="paragraph" style:parent-style-name="Standard">
      <style:text-properties officeooo:rsid="0029cba7" officeooo:paragraph-rsid="0029cba7"/>
    </style:style>
    <style:style style:name="T1" style:family="text">
      <style:text-properties officeooo:rsid="0027f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Robienie leetcod<text:span text:style-name="T1">e HARD</text:span></text:p>
      <text:p text:style-name="P2">-Zrobienie leetcode HARD, z 5 odrzuceniam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3T06:23:25.329340446</dc:date>
    <meta:editing-duration>PT7H35M32S</meta:editing-duration>
    <meta:editing-cycles>16</meta:editing-cycles>
    <meta:document-statistic meta:table-count="0" meta:image-count="0" meta:object-count="0" meta:page-count="1" meta:paragraph-count="2" meta:word-count="9" meta:character-count="65" meta:non-whitespace-character-count="58"/>
  </office:meta>
</office:document-meta>
</file>